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sgiAliasRegistry.register( final Alias alias , Map &lt; String , ?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AliasRegistry.unregister( final Alias alias , Map &lt; String , ?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AliasRegistry.OsgiAliasRegistry( AliasRegistry alias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